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6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_MOVE" draw:style-name="gr1" draw:text-style-name="P1" xml:id="id1" draw:id="id1" draw:layer="layout" svg:width="6.9cm" svg:height="1.2cm" svg:x="3.4cm" svg:y="2.1cm">
          <text:p text:style-name="P1">START_MOV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2" draw:id="id2" draw:layer="layout" svg:width="6.6cm" svg:height="1.3cm" svg:x="13.2cm" svg:y="5.583cm">
          <text:p text:style-name="P1">MOVE_BEGUN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3" draw:id="id3" draw:layer="layout" svg:width="8.1cm" svg:height="1.4cm" svg:x="1.9cm" svg:y="20.9cm">
          <text:p text:style-name="P1">MOVE_COMPLE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7" draw:id="id7" draw:layer="layout" svg:width="5.5cm" svg:height="1.3cm" svg:x="13.3cm" svg:y="8.9cm">
          <text:p text:style-name="P1">SHIP_MOV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5" draw:id="id5" draw:layer="layout" svg:width="5cm" svg:height="1.4cm" svg:x="7.441cm" svg:y="15.9cm">
          <text:p text:style-name="P1">END_MOV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6" draw:id="id6" draw:layer="layout" svg:width="5.6cm" svg:height="1.5cm" svg:x="7cm" svg:y="8.8cm">
          <text:p text:style-name="P1">MINE_MOD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4" draw:id="id4" draw:layer="layout" svg:width="6.9cm" svg:height="1.3cm" svg:x="0.9cm" svg:y="25.3cm">
          <text:p text:style-name="P1">GAME_OV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TART_MOVE" draw:style-name="gr1" draw:text-style-name="P1" xml:id="id8" draw:id="id8" draw:layer="layout" svg:width="7.9cm" svg:height="1.4cm" svg:x="11.5cm" svg:y="25.1cm">
          <text:p text:style-name="P1">LEVEL_COMPLETE</text:p>
          <draw:enhanced-geometry svg:viewBox="0 0 21600 21600" draw:mirror-vertical="false" draw:mirror-horizont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s" svg:x1="9.598cm" svg:y1="2.7cm" svg:x2="16.5cm" svg:y2="5.583cm" draw:start-shape="id1" draw:start-glue-point="9" draw:end-shape="id2" draw:end-glue-point="5" svg:d="m9598 2700v1102l6902 1280v501" svg:viewBox="0 0 6903 2884">
          <text:p/>
        </draw:connector>
        <draw:connector draw:style-name="gr2" draw:text-style-name="P1" draw:layer="layout" draw:type="lines" svg:x1="5.125cm" svg:y1="22.3cm" svg:x2="4.35cm" svg:y2="25.3cm" draw:start-shape="id3" draw:start-glue-point="7" draw:end-shape="id4" draw:end-glue-point="5" svg:d="m5125 22300v502l-775 1997v501" svg:viewBox="0 0 776 3001">
          <text:p/>
        </draw:connector>
        <draw:connector draw:style-name="gr2" draw:text-style-name="P1" draw:layer="layout" draw:type="lines" svg:x1="2.71cm" svg:y1="21.6cm" svg:x2="4.09cm" svg:y2="2.7cm" draw:start-shape="id3" draw:start-glue-point="6" draw:end-shape="id1" draw:end-glue-point="6" svg:d="m2710 21600v-1201l1380-16597v-1102" svg:viewBox="0 0 1381 18901">
          <text:p/>
        </draw:connector>
        <draw:connector draw:style-name="gr2" draw:text-style-name="P1" draw:layer="layout" draw:type="lines" svg:x1="9.941cm" svg:y1="17.3cm" svg:x2="6.76cm" svg:y2="20.9cm" draw:start-shape="id5" draw:start-glue-point="8" draw:end-shape="id3" draw:end-glue-point="4" svg:d="m9941 17300v502l-3181 2597v501" svg:viewBox="0 0 3182 3601">
          <text:p/>
        </draw:connector>
        <draw:connector draw:style-name="gr2" draw:text-style-name="P1" draw:layer="layout" draw:type="lines" svg:x1="9.8cm" svg:y1="10.3cm" svg:x2="9.941cm" svg:y2="15.9cm" draw:start-shape="id6" draw:start-glue-point="8" draw:end-shape="id5" draw:end-glue-point="5" svg:d="m9800 10300v502l141 4597v501" svg:viewBox="0 0 142 5601">
          <text:p/>
        </draw:connector>
        <draw:connector draw:style-name="gr2" draw:text-style-name="P1" draw:layer="layout" draw:type="lines" svg:x1="16.5cm" svg:y1="6.883cm" svg:x2="16.6cm" svg:y2="8.9cm" draw:start-shape="id2" draw:start-glue-point="8" draw:end-shape="id7" draw:end-glue-point="4" svg:d="m16500 6883v502l100 1014v501" svg:viewBox="0 0 101 2018">
          <text:p/>
        </draw:connector>
        <draw:connector draw:style-name="gr2" draw:text-style-name="P1" draw:layer="layout" draw:type="lines" svg:x1="6.85cm" svg:y1="3.3cm" svg:x2="10.36cm" svg:y2="8.8cm" draw:start-shape="id1" draw:start-glue-point="8" draw:end-shape="id6" draw:end-glue-point="4" svg:d="m6850 3300v502l3510 4497v501" svg:viewBox="0 0 3511 5501">
          <text:p/>
        </draw:connector>
        <draw:connector draw:style-name="gr2" draw:text-style-name="P1" draw:layer="layout" draw:type="lines" draw:line-skew="10.698cm 1.001cm" svg:x1="15.49cm" svg:y1="10.2cm" svg:x2="9.175cm" svg:y2="21.6cm" draw:start-shape="id7" draw:start-glue-point="7" draw:end-shape="id3" draw:end-glue-point="9" svg:d="m15490 10200v11200h-6315v200" svg:viewBox="0 0 6316 11401">
          <text:p/>
        </draw:connector>
        <draw:connector draw:style-name="gr2" draw:text-style-name="P1" draw:layer="layout" draw:type="lines" svg:x1="13.85cm" svg:y1="9.55cm" svg:x2="12.03cm" svg:y2="9.55cm" draw:start-shape="id7" draw:start-glue-point="6" draw:end-shape="id6" draw:end-glue-point="9" svg:d="m13850 9550h-1051 303-1072" svg:viewBox="0 0 1821 1">
          <text:p/>
        </draw:connector>
        <draw:connector draw:style-name="gr2" draw:text-style-name="P1" draw:layer="layout" draw:type="lines" svg:x1="16.05cm" svg:y1="10.2cm" svg:x2="16.24cm" svg:y2="25.1cm" draw:start-shape="id7" draw:start-glue-point="8" draw:end-shape="id8" draw:end-glue-point="4" svg:d="m16050 10200v502l190 13897v501" svg:viewBox="0 0 191 14901">
          <text:p/>
        </draw:connector>
        <draw:connector draw:style-name="gr3" draw:text-style-name="P1" xml:id="id9" draw:id="id9" draw:layer="layout" draw:type="lines" draw:line-skew="-0.74cm" svg:x1="7.941cm" svg:y1="16.6cm" svg:x2="6.147cm" svg:y2="3.3cm" draw:start-shape="id5" draw:start-glue-point="6" draw:end-shape="id1" draw:end-glue-point="7" svg:d="m7941 16600h-1741l-53-12798v-502" svg:viewBox="0 0 1795 13301">
          <text:p/>
        </draw:connector>
        <draw:frame draw:style-name="gr4" draw:layer="layout" svg:width="6cm" svg:height="3.811cm" svg:x="10cm" svg:y="18.6cm">
          <draw:text-box>
            <text:p>Red = activated via undo button</text:p>
            <text:p>Black is standard flow</text:p>
            <text:p/>
          </draw:text-box>
        </draw:frame>
        <draw:polyline draw:style-name="gr3" draw:text-style-name="P1" xml:id="id10" draw:id="id10" draw:layer="layout" svg:width="9.799cm" svg:height="7.399cm" svg:x="10.2cm" svg:y="2.2cm" svg:viewBox="0 0 9800 7400" draw:points="8040,7350 9800,7400 9800,100 0,0">
          <text:p/>
        </draw:polyline>
        <draw:connector draw:style-name="gr3" draw:text-style-name="P1" draw:layer="layout" draw:type="lines" draw:line-skew="0.301cm 1.303cm" svg:x1="7.56cm" svg:y1="9.55cm" svg:x2="6.173cm" svg:y2="10.201cm" draw:start-shape="id6" draw:start-glue-point="6" draw:end-shape="id9" draw:end-glue-point="0" svg:d="m7560 9550h-760v651h-627" svg:viewBox="0 0 1388 652">
          <text:p/>
        </draw:connector>
        <draw:connector draw:style-name="gr3" draw:text-style-name="P1" draw:layer="layout" draw:type="lines" svg:x1="17.16cm" svg:y1="5.583cm" svg:x2="15.1cm" svg:y2="2.2cm" draw:start-shape="id2" draw:start-glue-point="4" draw:end-shape="id10" draw:end-glue-point="0" svg:d="m17160 5583v-501l-2060-3528v646" svg:viewBox="0 0 2061 4030">
          <text:p/>
        </draw:connector>
        <draw:connector draw:style-name="gr3" draw:text-style-name="P1" draw:layer="layout" draw:type="lines" svg:x1="7.54cm" svg:y1="2.1cm" svg:x2="6.85cm" svg:y2="2.1cm" draw:start-shape="id1" draw:start-glue-point="4" draw:end-shape="id1" draw:end-glue-point="5" svg:d="m7540 2100v-501h-690v501" svg:viewBox="0 0 691 502">
          <text:p/>
        </draw:connector>
        <draw:connector draw:style-name="gr3" draw:text-style-name="P1" draw:layer="layout" draw:type="lines" svg:x1="1.59cm" svg:y1="25.95cm" svg:x2="6.85cm" svg:y2="2.1cm" draw:start-shape="id4" draw:start-glue-point="6" draw:end-shape="id1" draw:end-glue-point="5" svg:d="m1590 25950v-1151l5260-23200v501" svg:viewBox="0 0 5261 24352">
          <text:p/>
        </draw:connector>
        <draw:polyline draw:style-name="gr5" draw:text-style-name="P1" draw:layer="layout" svg:width="0.999cm" svg:height="17.699cm" svg:x="4.2cm" svg:y="3.2cm" svg:viewBox="0 0 1000 17700" draw:points="93,563 100,0 0,14600 1000,17700">
          <text:p/>
        </draw:polyline>
        <draw:frame draw:style-name="gr6" draw:layer="layout" svg:width="5.5cm" svg:height="3.811cm" svg:x="10.2cm" svg:y="11.2cm">
          <draw:text-box>
            <text:p>When entering END_MOVE, 'skipped' stages are padded with empty turn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2T08:00:42.453000000</meta:creation-date>
    <dc:date>2014-04-07T21:33:16.278000000</dc:date>
    <meta:editing-duration>PT46M19S</meta:editing-duration>
    <meta:editing-cycles>5</meta:editing-cycles>
    <meta:generator>LibreOffice/4.1.3.2$Windows_x86 LibreOffice_project/70feb7d99726f064edab4605a8ab840c50ec57a</meta:generator>
    <meta:document-statistic meta:object-count="27"/>
  </office:meta>
</office:document-meta>
</file>